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E8000001F471E9D3992180D84C.jpg" manifest:media-type="image/jpeg"/>
  <manifest:file-entry manifest:full-path="Pictures/10000000000002BC0000036BC012851C0CD22E82.jpg" manifest:media-type="image/jpeg"/>
  <manifest:file-entry manifest:full-path="Pictures/1000000000000400000002008F9B8A159F04585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02cm" svg:stroke-color="#000000" draw:marker-start-width="0.23cm" draw:marker-end="Concave_20_short" draw:marker-end-width="0.33cm" draw:fill="none" draw:textarea-vertical-align="middle" fo:padding-top="0.135cm" fo:padding-bottom="0.135cm" fo:padding-left="0.26cm" fo:padding-right="0.26cm" loext:decorative="false"/>
    </style:style>
    <style:style style:name="gr4" style:family="graphic" style:parent-style-name="objectwithoutfill">
      <style:graphic-properties svg:stroke-width="0.02cm" svg:stroke-color="#000000" draw:marker-start-width="0.24cm" draw:marker-end-width="0.24cm" draw:fill="none" draw:fill-color="#729fcf" draw:textarea-vertical-align="middle" fo:padding-top="0.135cm" fo:padding-bottom="0.135cm" fo:padding-left="0.26cm" fo:padding-right="0.2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Georgia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Georgia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02cm" svg:height="4.75cm" svg:x="1.5cm" svg:y="2.25cm">
          <draw:image xlink:href="Pictures/10000000000003E8000001F471E9D3992180D84C.jpg" xlink:type="simple" xlink:show="embed" xlink:actuate="onLoad" draw:mime-type="image/jpeg">
            <text:p/>
          </draw:image>
        </draw:frame>
        <draw:frame draw:style-name="gr1" draw:text-style-name="P1" draw:layer="layout" svg:width="3.8cm" svg:height="4.75cm" svg:x="12.9cm" svg:y="2.25cm">
          <draw:image xlink:href="Pictures/10000000000002BC0000036BC012851C0CD22E82.jpg" xlink:type="simple" xlink:show="embed" xlink:actuate="onLoad" draw:mime-type="image/jpeg">
            <text:p/>
          </draw:image>
        </draw:frame>
        <draw:frame draw:style-name="gr2" draw:text-style-name="P2" draw:layer="layout" svg:width="3.567cm" svg:height="0.692cm" svg:x="4.35cm" svg:y="1.408cm">
          <draw:text-box>
            <text:p><text:span text:style-name="T1">Image de contenu</text:span></text:p>
          </draw:text-box>
        </draw:frame>
        <draw:frame draw:style-name="gr2" draw:text-style-name="P2" draw:layer="layout" svg:width="2.966cm" svg:height="0.692cm" svg:x="13.383cm" svg:y="1.458cm">
          <draw:text-box>
            <text:p><text:span text:style-name="T1">Image de style</text:span></text:p>
          </draw:text-box>
        </draw:frame>
        <draw:line draw:style-name="gr3" draw:text-style-name="P3" draw:layer="layout" svg:x1="9.75cm" svg:y1="7.2cm" svg:x2="11.25cm" svg:y2="9.95cm">
          <text:p/>
        </draw:line>
        <draw:line draw:style-name="gr4" draw:text-style-name="P4" draw:layer="layout" svg:x1="13.75cm" svg:y1="7.25cm" svg:x2="10.75cm" svg:y2="9cm">
          <text:p/>
        </draw:line>
        <draw:frame draw:style-name="gr2" draw:text-style-name="P2" draw:layer="layout" svg:width="3.495cm" svg:height="0.692cm" svg:x="9.383cm" svg:y="10.158cm">
          <draw:text-box>
            <text:p><text:span text:style-name="T1">Transfert de style</text:span></text:p>
          </draw:text-box>
        </draw:frame>
        <draw:frame draw:style-name="gr1" draw:text-style-name="P1" draw:layer="layout" svg:width="9.502cm" svg:height="4.75cm" svg:x="6.4cm" svg:y="10.85cm">
          <draw:image xlink:href="Pictures/1000000000000400000002008F9B8A159F04585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0T10:34:52.867000000</meta:creation-date>
    <dc:date>2023-12-10T10:52:57.398000000</dc:date>
    <meta:editing-duration>PT18M4S</meta:editing-duration>
    <meta:editing-cycles>1</meta:editing-cycles>
    <meta:document-statistic meta:object-count="8"/>
    <meta:generator>LibreOffice/7.6.2.1$Windows_X86_64 LibreOffice_project/56f7684011345957bbf33a7ee678afaf4d2ba333</meta:generator>
  </office:meta>
</office:document-meta>
</file>